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cd8" officeooo:paragraph-rsid="00125cd8"/>
    </style:style>
    <style:style style:name="P2" style:family="paragraph" style:parent-style-name="Standard">
      <style:text-properties officeooo:rsid="002c16b5" officeooo:paragraph-rsid="002c16b5"/>
    </style:style>
    <style:style style:name="P3" style:family="paragraph" style:parent-style-name="Standard">
      <style:text-properties fo:font-weight="bold" officeooo:rsid="00326197" officeooo:paragraph-rsid="00326197" style:font-weight-asian="bold" style:font-weight-complex="bold"/>
    </style:style>
    <style:style style:name="P4" style:family="paragraph" style:parent-style-name="Standard">
      <style:text-properties fo:font-weight="normal" officeooo:rsid="00326197" officeooo:paragraph-rsid="00326197" style:font-weight-asian="normal" style:font-weight-complex="normal"/>
    </style:style>
    <style:style style:name="P5" style:family="paragraph" style:parent-style-name="Heading_20_2">
      <style:text-properties officeooo:paragraph-rsid="00349c16"/>
    </style:style>
    <style:style style:name="P6" style:family="paragraph" style:parent-style-name="Standard" style:list-style-name="L1">
      <style:text-properties officeooo:rsid="001343ae" officeooo:paragraph-rsid="001343ae"/>
    </style:style>
    <style:style style:name="P7" style:family="paragraph" style:parent-style-name="Standard">
      <style:text-properties fo:font-weight="normal" officeooo:rsid="00326197" officeooo:paragraph-rsid="00326197" style:font-weight-asian="normal" style:font-weight-complex="normal"/>
    </style:style>
    <style:style style:name="P8" style:family="paragraph" style:parent-style-name="Standard">
      <style:text-properties officeooo:paragraph-rsid="001343ae"/>
    </style:style>
    <style:style style:name="P9" style:family="paragraph" style:parent-style-name="Text_20_body">
      <style:text-properties officeooo:rsid="00333ca5" officeooo:paragraph-rsid="00333ca5"/>
    </style:style>
    <style:style style:name="P10" style:family="paragraph" style:parent-style-name="Text_20_body">
      <style:text-properties officeooo:rsid="00349c16" officeooo:paragraph-rsid="00349c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3ca5"/>
    </style:style>
    <style:style style:name="T3" style:family="text">
      <style:text-properties officeooo:rsid="001343ae"/>
    </style:style>
    <style:style style:name="T4" style:family="text">
      <style:text-properties officeooo:rsid="00349c16"/>
    </style:style>
    <style:style style:name="T5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349c1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style:font-name="Liberation Sans" fo:font-size="16.1000003814697pt" style:font-name-asian="Microsoft YaHei" style:font-size-asian="16.1000003814697pt" style:font-name-complex="Lucida Sans" style:font-size-complex="16.1000003814697pt"/>
    </style:style>
    <style:style style:name="T8" style:family="text">
      <style:text-properties style:font-name="Liberation Sans" fo:font-size="16.1000003814697pt" officeooo:rsid="00349c16" style:font-name-asian="Microsoft YaHei" style:font-size-asian="16.1000003814697pt" style:font-name-complex="Lucida Sans" style:font-size-complex="16.1000003814697pt"/>
    </style:style>
    <style:style style:name="T9" style:family="text">
      <style:text-properties style:font-name="Liberation Serif" fo:font-size="16.1000003814697pt" style:font-name-asian="Microsoft YaHei" style:font-size-asian="16.1000003814697pt" style:font-name-complex="Lucida Sans" style:font-size-complex="16.1000003814697pt"/>
    </style:style>
    <style:style style:name="T10" style:family="text">
      <style:text-properties style:font-name="Liberation Serif" fo:font-size="16.1000003814697pt" officeooo:rsid="00349c16" style:font-name-asian="Microsoft YaHei" style:font-size-asian="16.1000003814697pt" style:font-name-complex="Lucida Sans" style:font-size-complex="16.1000003814697pt"/>
    </style:style>
    <style:style style:name="T11" style:family="text">
      <style:text-properties style:font-name="Liberation Serif" fo:font-size="12pt" style:font-name-asian="Microsoft YaHei" style:font-size-asian="12pt" style:font-name-complex="Lucida Sans" style:font-size-complex="12pt"/>
    </style:style>
    <style:style style:name="T12" style:family="text">
      <style:text-properties style:font-name="Liberation Serif" fo:font-size="12pt" officeooo:rsid="00349c16" style:font-name-asian="Microsoft YaHei" style:font-size-asian="12pt" style:font-name-complex="Lucida Sans" style:font-size-complex="12pt"/>
    </style:style>
    <style:style style:name="T13" style:family="text">
      <style:text-properties style:font-name="Liberation Serif" fo:font-size="12pt" fo:font-weight="bold" officeooo:rsid="00349c16" style:font-name-asian="Microsoft YaHei" style:font-size-asian="12pt" style:font-weight-asian="bold" style:font-name-complex="Lucida Sans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view</text:h>
      <text:p text:style-name="P1"/>
      <text:h text:style-name="Heading_20_2" text:outline-level="2">Dependencies</text:h>
      <text:p text:style-name="P8"><text:span text:style-name="T3">Building the D</text:span><text:span text:style-name="T2">b</text:span><text:span text:style-name="T3">2 support assumes that you already have familiarity with various languages and tools, like:</text:span></text:p>
      <text:list xml:id="list3995858151" text:style-name="L1">
        <text:list-item>
          <text:p text:style-name="P6">C++</text:p>
        </text:list-item>
        <text:list-item>
          <text:p text:style-name="P6">Java</text:p>
        </text:list-item>
        <text:list-item>
          <text:p text:style-name="P6">Python</text:p>
        </text:list-item>
        <text:list-item>
          <text:p text:style-name="P6">Git</text:p>
        </text:list-item>
        <text:list-item>
          <text:p text:style-name="P6">Maven</text:p>
        </text:list-item>
        <text:list-item>
          <text:p text:style-name="P6">Eclipse</text:p>
        </text:list-item>
        <text:list-item>
          <text:p text:style-name="P6">Gradle</text:p>
        </text:list-item>
      </text:list>
      <text:p text:style-name="P2">depending on the particular open source project you need to work with.</text:p>
      <text:p text:style-name="P1"/>
      <text:h text:style-name="Heading_20_2" text:outline-level="2">GeoServer Trace</text:h>
      <text:p text:style-name="P3"/>
      <text:p text:style-name="P4">To enable Java tracing in GeoServer, you need to set this up from the GeoServer admin console.</text:p>
      <text:p text:style-name="P4"/>
      <text:p text:style-name="P4">In the left pane, click on <text:span text:style-name="T1">Global</text:span> under <text:span text:style-name="T1">Settings</text:span>. Under <text:span text:style-name="T1">Logging Settings</text:span> select the profile that you want to use. </text:p>
      <text:p text:style-name="P4"/>
      <text:p text:style-name="P4">You can see the trace log by clicking on <text:span text:style-name="T1">GeoServer Logs</text:span> in the top of the right pane. This is limited to a number of lines, default 1000.</text:p>
      <text:p text:style-name="P4"/>
      <text:p text:style-name="P4">It may be more helpful to direct the output to files by manually starting GeoServer from the <text:span text:style-name="T1">/bin</text:span> directory with a command like:<text:line-break/><text:span text:style-name="T1">startup &gt;log.out 2&gt;log.err</text:span></text:p>
      <text:p text:style-name="P4"><text:span text:style-name="T1"/></text:p>
      <text:h text:style-name="Heading_20_2" text:outline-level="2">Building <text:span text:style-name="T6">d</text:span>ocumentation</text:h>
      <text:p text:style-name="P9">There are two files that contain Db2-related documentation:<text:line-break/>- <text:span text:style-name="T1">\src\doc\en\user\source\data\database\db2.rst </text:span>– used in User Guide<text:line-break/>- <text:span text:style-name="T1">\src\release\extensions\db2\db2-readme.txt</text:span> – packaged with DB2 extension</text:p>
      <text:p text:style-name="P9">In order to build the User Guide, you need to have Maven, Python and Sphinx installed. Sphinx is a Python module that can be installed with:<text:line-break/><text:span text:style-name="T1">pip install -U sphinx</text:span></text:p>
      <text:p text:style-name="P9">The User Guide can be built by running the following command in the GeoServer home directory:<text:line-break/><text:span text:style-name="T1">mvn -P user -f doc/en</text:span></text:p>
      <text:p text:style-name="P10"><text:soft-page-break/>I’ve been getting many errors but it did seem to build the correct HTML source which in my case was in:<text:line-break/><text:span text:style-name="T1">file:///E:/geoserver2021/doc/en/target/user/html/data/database/db2.html</text:span></text:p>
      <text:h text:style-name="P5" text:outline-level="2"><text:span text:style-name="T2">Building D</text:span><text:span text:style-name="T6">b2 extensions</text:span></text:h>
      <text:p text:style-name="Text_20_body"><text:span text:style-name="T12">T</text:span><text:span text:style-name="T11">here doesn’t seem to be unique Db2 code other than the readme.txt</text:span><text:span text:style-name="T7"> </text:span><text:span text:style-name="T11">which is packaged in the Db2 extension zip file. </text:span><text:span text:style-name="T12">The extension can be built with:<text:line-break/></text:span><text:span text:style-name="T13">mvn -P db2 -DskipTests clean install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22T08:51:43.516000000</meta:creation-date>
    <meta:generator>LibreOffice/7.0.1.2$Windows_X86_64 LibreOffice_project/7cbcfc562f6eb6708b5ff7d7397325de9e764452</meta:generator>
    <dc:date>2021-02-18T15:35:13.608000000</dc:date>
    <meta:editing-duration>P2DT4H42M45S</meta:editing-duration>
    <meta:editing-cycles>10</meta:editing-cycles>
    <meta:document-statistic meta:table-count="0" meta:image-count="0" meta:object-count="0" meta:page-count="2" meta:paragraph-count="23" meta:word-count="268" meta:character-count="1637" meta:non-whitespace-character-count="1396"/>
  </office:meta>
</office:document-meta>
</file>